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3e791" officeooo:paragraph-rsid="0013e791"/>
    </style:style>
    <style:style style:name="P2" style:family="paragraph" style:parent-style-name="Footer">
      <style:text-properties officeooo:rsid="0013e791" officeooo:paragraph-rsid="0013e791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fo:padding="0in" fo:border="none"/>
      <style:text-properties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officeooo:paragraph-rsid="0012341a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size="18pt" fo:font-weight="bold" style:font-size-asian="18pt" style:font-weight-asian="bold" style:font-size-complex="18pt" style:font-weight-complex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weight="bold" style:font-weight-asian="bold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weight="bold" style:font-weight-asian="bold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  <style:text-properties fo:font-weight="bold" style:font-weight-asian="bold" style:font-weight-complex="bold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end" style:justify-single-word="false" fo:text-indent="0in" style:auto-text-indent="false" fo:padding="0in" fo:border="none"/>
      <style:text-properties fo:font-weight="bold" style:font-weight-asian="bold" style:font-weight-complex="bold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size="16pt" fo:font-weight="bold" style:font-size-asian="16pt" style:font-weight-asian="bold" style:font-size-complex="16pt" style:font-weight-complex="bold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size="16pt" fo:font-weight="bold" officeooo:rsid="0018dd97" officeooo:paragraph-rsid="0018dd97" style:font-size-asian="16pt" style:font-weight-asian="bold" style:font-size-complex="16pt" style:font-weight-complex="bold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size="15pt" fo:font-weight="bold" style:font-size-asian="15pt" style:font-weight-asian="bold" style:font-size-complex="15pt" style:font-weight-complex="bold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size="20pt" officeooo:paragraph-rsid="0018dd97" style:font-size-asian="20pt" style:font-size-complex="20pt"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fo:language="ro" fo:country="RO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font-size-asian="18pt" style:font-size-complex="18pt" loext:padding="0in" loext:border="none"/>
    </style:style>
    <style:style style:name="T5" style:family="text">
      <style:text-properties fo:font-size="18pt" fo:language="ro" fo:country="RO" style:font-size-asian="18pt" style:font-size-complex="18pt" loext:padding="0in" loext:border="none"/>
    </style:style>
    <style:style style:name="T6" style:family="text">
      <style:text-properties fo:font-size="18pt" fo:language="ro" fo:country="RO" fo:font-weight="bold" style:font-size-asian="18pt" style:font-weight-asian="bold" style:font-size-complex="18pt" style:font-weight-complex="bold" loext:padding="0in" loext:border="none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 loext:padding="0in" loext:border="none"/>
    </style:style>
    <style:style style:name="T9" style:family="text">
      <style:text-properties fo:font-weight="bold" style:font-weight-asian="bold" style:font-weight-complex="bold" loext:padding="0in" loext:border="non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8dd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 </text:p>
      <text:p text:style-name="P5"><text:span text:style-name="T4"> </text:span><text:span text:style-name="T6">COLEGIUL NAŢIONAL „RADU NEGRU” FĂGĂRAŞ</text:span><text:span text:style-name="T8"> </text:span><text:span text:style-name="T7"> </text:span><text:span text:style-name="T9"><text:line-break/> <text:line-break/> </text:span></text:p>
      <text:p text:style-name="P9"> </text:p>
      <text:p text:style-name="P10"> <text:line-break/> <text:line-break/></text:p>
      <text:p text:style-name="P10"/>
      <text:p text:style-name="P10"/>
      <text:p text:style-name="P10"/>
      <text:p text:style-name="P10"/>
      <text:p text:style-name="P10"/>
      <text:p text:style-name="P13"><text:span text:style-name="T2">LUCRARE SCRISĂ ÎN VEDEREA OBŢINERII</text:span> </text:p>
      <text:p text:style-name="P13"><text:span text:style-name="T2">CERTIFICATULUI</text:span> </text:p>
      <text:p text:style-name="P10"> </text:p>
      <text:p text:style-name="P15"><text:span text:style-name="T2">DE COMPETENŢĂ PROFESIONALĂ</text:span> </text:p>
      <text:p text:style-name="P9"> <text:line-break/> <text:line-break/> </text:p>
      <text:p text:style-name="P9"/>
      <text:p text:style-name="P9"/>
      <text:p text:style-name="P9"/>
      <text:p text:style-name="P9"><text:span text:style-name="T2">Profesor coordonator,</text:span> </text:p>
      <text:p text:style-name="P9"><text:span text:style-name="T2">Daniela Dobrin</text:span> </text:p>
      <text:p text:style-name="P11"> <text:line-break/> <text:line-break/> </text:p>
      <text:p text:style-name="P12"><text:span text:style-name="T2">Elev,</text:span> </text:p>
      <text:p text:style-name="P12"><text:span text:style-name="T2">Safta Alessandra</text:span> </text:p>
      <text:p text:style-name="P12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6"><text:span text:style-name="T2">2023</text:span> </text:p>
      <text:p text:style-name="P3"><text:soft-page-break/> <text:line-break/> <text:line-break/> </text:p>
      <text:p text:style-name="P7"><text:span text:style-name="T2">COLEGIUL NAŢIONAL “RADU NEGRU” FĂGĂRAŞ</text:span> </text:p>
      <text:p text:style-name="P3"> </text:p>
      <text:p text:style-name="P3"> <text:line-break/> <text:line-break/> </text:p>
      <text:p text:style-name="P3"> <text:line-break/> <text:line-break/> </text:p>
      <text:p text:style-name="P16"><text:span text:style-name="T11">O R Ș O V A</text:span></text:p>
      <text:p text:style-name="P16"><text:span text:style-name="T11">C I T Y</text:span> </text:p>
      <text:p text:style-name="P3"> <text:line-break/> <text:line-break/> </text:p>
      <text:p text:style-name="P3"> 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2023</text:p>
      <text:p text:style-name="P3"> 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3e791" officeooo:paragraph-rsid="0013e791"/>
    </style:style>
    <style:style style:name="MP2" style:family="paragraph" style:parent-style-name="Footer">
      <style:text-properties officeooo:rsid="0013e791" officeooo:paragraph-rsid="0013e79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10:23:51.152000000</dc:date>
    <meta:editing-duration>PT1H42M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26" meta:word-count="38" meta:character-count="290" meta:non-whitespace-character-count="208"/>
  </office:meta>
</office:document-meta>
</file>